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65in"/>
    </style:style>
    <style:style style:name="co2" style:family="table-column">
      <style:table-column-properties fo:break-before="auto" style:column-width="1.4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5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Note that the resulting StarDate is approximate and does not take into account leap-seconds, and Daylight Savings Time may be miscalculated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Date/Time in UTC</text:p>
          </table:table-cell>
          <table:table-cell table:style-name="ce3" office:value-type="string">
            <text:p>UTC Year</text:p>
          </table:table-cell>
          <table:table-cell office:value-type="string">
            <text:p>Days at Start of Year</text:p>
          </table:table-cell>
          <table:table-cell office:value-type="string">
            <text:p>Days at Start of Next Year</text:p>
          </table:table-cell>
          <table:table-cell table:style-name="ce1" office:value-type="string">
            <text:p>StarDate</text:p>
          </table:table-cell>
        </table:table-row>
        <table:table-row table:style-name="ro1">
          <table:table-cell table:style-name="ce2" office:value-type="date" office:date-value="2010-03-15T13:07:00">
            <text:p>03/15/10 01:07 PM</text:p>
          </table:table-cell>
          <table:table-cell table:formula="of:=YEAR([.A4])" office:value-type="float" office:value="2010">
            <text:p>2010</text:p>
          </table:table-cell>
          <table:table-cell table:formula="of:=DATEVALUE(CONCATENATE([.B4];&quot;-01-01 00:00:00&quot;))" office:value-type="float" office:value="40179">
            <text:p>40179</text:p>
          </table:table-cell>
          <table:table-cell table:formula="of:=DATEVALUE(CONCATENATE([.B4]+1;&quot;-01-01 00:00:00&quot;))" office:value-type="float" office:value="40544">
            <text:p>40544</text:p>
          </table:table-cell>
          <table:table-cell table:style-name="ce4" table:formula="of:=[.B4]+([.A4]-[.C4])/([.D4]-[.C4])" office:value-type="float" office:value="2010.20149733638">
            <text:p>2010.201497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03/15/2010</text:date>, <text:time>13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5T13:03:20.05</meta:creation-date>
    <dc:date>2010-03-15T13:18:04.63</dc:date>
    <meta:editing-duration>PT00H14M45S</meta:editing-duration>
    <meta:editing-cycles>2</meta:editing-cycles>
    <meta:generator>OpenOffice.org/3.2$Win32 OpenOffice.org_project/320m12$Build-9483</meta:generator>
    <meta:document-statistic meta:table-count="3" meta:cell-count="11" meta:object-count="0"/>
  </office:meta>
</office:document-meta>
</file>